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/>
    </style:style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/>
    </style:style>
    <style:style style:name="T10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size="12pt" style:font-size-asian="12pt" style:font-size-complex="12pt"/>
    </style:style>
    <style:style style:name="P118" style:parent-style-name="Normal" style:family="paragraph">
      <style:text-properties fo:font-size="12pt" style:font-size-asian="12pt" style:font-size-complex="12pt"/>
    </style:style>
    <style:style style:name="P119" style:parent-style-name="Normal" style:family="paragraph">
      <style:text-properties fo:font-size="12pt" style:font-size-asian="12pt" style:font-size-complex="12pt"/>
    </style:style>
    <style:style style:name="P120" style:parent-style-name="Normal" style:family="paragraph">
      <style:text-properties fo:font-size="12pt" style:font-size-asian="12pt" style:font-size-complex="12pt"/>
    </style:style>
    <style:style style:name="P121" style:parent-style-name="Normal" style:family="paragraph">
      <style:text-properties fo:font-size="12pt" style:font-size-asian="12pt" style:font-size-complex="12pt"/>
    </style:style>
    <style:style style:name="P122" style:parent-style-name="Normal" style:family="paragraph">
      <style:text-properties fo:font-size="12pt" style:font-size-asian="12pt" style:font-size-complex="12pt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2pt" style:font-size-asian="12pt" style:font-size-complex="12pt"/>
    </style:style>
    <style:style style:name="P134" style:parent-style-name="Normal" style:family="paragraph">
      <style:text-properties fo:font-size="12pt" style:font-size-asian="12pt" style:font-size-complex="12pt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Normal" style:family="paragraph"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text-properties fo:font-size="12pt" style:font-size-asian="12pt" style:font-size-complex="12pt"/>
    </style:style>
    <style:style style:name="P139" style:parent-style-name="Normal" style:family="paragraph">
      <style:text-properties fo:font-size="12pt" style:font-size-asian="12pt" style:font-size-complex="12pt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text-properties fo:font-size="12pt" style:font-size-asian="12pt" style:font-size-complex="12pt"/>
    </style:style>
    <style:style style:name="P149" style:parent-style-name="Normal" style:family="paragraph">
      <style:text-properties fo:font-size="12pt" style:font-size-asian="12pt" style:font-size-complex="12pt"/>
    </style:style>
    <style:style style:name="P150" style:parent-style-name="Normal" style:family="paragraph">
      <style:text-properties fo:font-size="12pt" style:font-size-asian="12pt" style:font-size-complex="12pt"/>
    </style:style>
    <style:style style:name="P151" style:parent-style-name="Normal" style:family="paragraph">
      <style:text-properties fo:font-size="12pt" style:font-size-asian="12pt" style:font-size-complex="12pt"/>
    </style:style>
    <style:style style:name="P152" style:parent-style-name="Normal" style:family="paragraph">
      <style:text-properties fo:font-size="12pt" style:font-size-asian="12pt" style:font-size-complex="12pt"/>
    </style:style>
    <style:style style:name="P153" style:parent-style-name="Normal" style:family="paragraph">
      <style:text-properties fo:font-size="12pt" style:font-size-asian="12pt" style:font-size-complex="12pt"/>
    </style:style>
    <style:style style:name="P154" style:parent-style-name="Normal" style:family="paragraph">
      <style:text-properties fo:font-size="12pt" style:font-size-asian="12pt" style:font-size-complex="12pt"/>
    </style:style>
    <style:style style:name="P155" style:parent-style-name="Normal" style:family="paragraph">
      <style:text-properties fo:font-size="12pt" style:font-size-asian="12pt" style:font-size-complex="12pt"/>
    </style:style>
    <style:style style:name="P156" style:parent-style-name="Normal" style:family="paragraph">
      <style:text-properties fo:font-size="12pt" style:font-size-asian="12pt" style:font-size-complex="12pt"/>
    </style:style>
    <style:style style:name="P157" style:parent-style-name="Normal" style:family="paragraph">
      <style:text-properties fo:font-size="12pt" style:font-size-asian="12pt" style:font-size-complex="12pt"/>
    </style:style>
    <style:style style:name="P158" style:parent-style-name="Normal" style:family="paragraph">
      <style:text-properties fo:font-size="12pt" style:font-size-asian="12pt" style:font-size-complex="12pt"/>
    </style:style>
    <style:style style:name="P159" style:parent-style-name="Normal" style:family="paragraph">
      <style:text-properties fo:font-size="12pt" style:font-size-asian="12pt" style:font-size-complex="12pt"/>
    </style:style>
    <style:style style:name="P160" style:parent-style-name="Normal" style:family="paragraph">
      <style:text-properties fo:font-size="12pt" style:font-size-asian="12pt" style:font-size-complex="12pt"/>
    </style:style>
    <style:style style:name="P161" style:parent-style-name="Normal" style:family="paragraph">
      <style:text-properties fo:font-size="12pt" style:font-size-asian="12pt" style:font-size-complex="12pt"/>
    </style:style>
    <style:style style:name="P162" style:parent-style-name="Normal" style:family="paragraph">
      <style:text-properties fo:font-size="12pt" style:font-size-asian="12pt" style:font-size-complex="12pt"/>
    </style:style>
    <style:style style:name="P163" style:parent-style-name="Normal" style:family="paragraph">
      <style:text-properties fo:font-size="12pt" style:font-size-asian="12pt" style:font-size-complex="12pt"/>
    </style:style>
    <style:style style:name="T1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/>
    </style:style>
    <style:style style:name="T1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84" style:parent-style-name="Normal" style:family="paragraph">
      <style:text-properties fo:font-size="12pt" style:font-size-asian="12pt" style:font-size-complex="12pt"/>
    </style:style>
    <style:style style:name="P185" style:parent-style-name="Normal" style:family="paragraph">
      <style:text-properties fo:font-size="12pt" style:font-size-asian="12pt" style:font-size-complex="12pt"/>
    </style:style>
    <style:style style:name="P186" style:parent-style-name="Normal" style:family="paragraph">
      <style:text-properties fo:font-size="12pt" style:font-size-asian="12pt" style:font-size-complex="12pt"/>
    </style:style>
    <style:style style:name="P187" style:parent-style-name="Normal" style:family="paragraph">
      <style:text-properties fo:font-size="12pt" style:font-size-asian="12pt" style:font-size-complex="12pt"/>
    </style:style>
    <style:style style:name="P188" style:parent-style-name="Normal" style:family="paragraph">
      <style:text-properties fo:font-size="12pt" style:font-size-asian="12pt" style:font-size-complex="12pt"/>
    </style:style>
    <style:style style:name="P189" style:parent-style-name="Normal" style:family="paragraph">
      <style:text-properties fo:font-size="12pt" style:font-size-asian="12pt" style:font-size-complex="12pt"/>
    </style:style>
    <style:style style:name="P190" style:parent-style-name="Normal" style:family="paragraph">
      <style:text-properties fo:font-size="12pt" style:font-size-asian="12pt" style:font-size-complex="12pt"/>
    </style:style>
    <style:style style:name="P191" style:parent-style-name="Normal" style:family="paragraph">
      <style:text-properties fo:font-size="12pt" style:font-size-asian="12pt" style:font-size-complex="12pt"/>
    </style:style>
    <style:style style:name="P192" style:parent-style-name="Normal" style:family="paragraph">
      <style:text-properties fo:font-size="12pt" style:font-size-asian="12pt" style:font-size-complex="12pt"/>
    </style:style>
    <style:style style:name="P193" style:parent-style-name="Normal" style:family="paragraph">
      <style:text-properties fo:font-size="12pt" style:font-size-asian="12pt" style:font-size-complex="12pt"/>
    </style:style>
    <style:style style:name="P194" style:parent-style-name="Normal" style:family="paragraph">
      <style:text-properties fo:font-size="12pt" style:font-size-asian="12pt" style:font-size-complex="12pt"/>
    </style:style>
    <style:style style:name="P195" style:parent-style-name="Normal" style:family="paragraph">
      <style:text-properties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size="12pt" style:font-size-asian="12pt" style:font-size-complex="12pt"/>
    </style:style>
    <style:style style:name="P201" style:parent-style-name="Normal" style:family="paragraph">
      <style:text-properties fo:font-size="12pt" style:font-size-asian="12pt" style:font-size-complex="12pt"/>
    </style:style>
    <style:style style:name="P202" style:parent-style-name="Normal" style:family="paragraph">
      <style:text-properties fo:font-size="12pt" style:font-size-asian="12pt" style:font-size-complex="12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Normal" style:family="paragraph">
      <style:text-properties fo:font-size="12pt" style:font-size-asian="12pt" style:font-size-complex="12pt"/>
    </style:style>
    <style:style style:name="P205" style:parent-style-name="Normal" style:family="paragraph">
      <style:text-properties fo:font-size="12pt" style:font-size-asian="12pt" style:font-size-complex="12pt"/>
    </style:style>
    <style:style style:name="P206" style:parent-style-name="Normal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size="12pt" style:font-size-asian="12pt" style:font-size-complex="12pt"/>
    </style:style>
    <style:style style:name="P208" style:parent-style-name="Normal" style:family="paragraph">
      <style:text-properties fo:font-size="12pt" style:font-size-asian="12pt" style:font-size-complex="12pt"/>
    </style:style>
    <style:style style:name="P209" style:parent-style-name="Normal" style:family="paragraph">
      <style:text-properties fo:font-size="12pt" style:font-size-asian="12pt" style:font-size-complex="12pt"/>
    </style:style>
    <style:style style:name="P210" style:parent-style-name="Normal" style:family="paragraph">
      <style:text-properties fo:font-size="12pt" style:font-size-asian="12pt" style:font-size-complex="12pt"/>
    </style:style>
    <style:style style:name="P211" style:parent-style-name="Normal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size="12pt" style:font-size-asian="12pt" style:font-size-complex="12pt"/>
    </style:style>
    <style:style style:name="P213" style:parent-style-name="Normal" style:family="paragraph">
      <style:text-properties fo:font-size="12pt" style:font-size-asian="12pt" style:font-size-complex="12pt"/>
    </style:style>
    <style:style style:name="P214" style:parent-style-name="Normal" style:family="paragraph">
      <style:text-properties fo:font-size="12pt" style:font-size-asian="12pt" style:font-size-complex="12pt"/>
    </style:style>
    <style:style style:name="P215" style:parent-style-name="Normal" style:family="paragraph">
      <style:text-properties fo:font-size="12pt" style:font-size-asian="12pt" style:font-size-complex="12pt"/>
    </style:style>
    <style:style style:name="P216" style:parent-style-name="Normal" style:family="paragraph">
      <style:text-properties fo:font-size="12pt" style:font-size-asian="12pt" style:font-size-complex="12pt"/>
    </style:style>
    <style:style style:name="P217" style:parent-style-name="Normal" style:family="paragraph">
      <style:text-properties fo:font-size="12pt" style:font-size-asian="12pt" style:font-size-complex="12pt"/>
    </style:style>
    <style:style style:name="P218" style:parent-style-name="Normal" style:family="paragraph">
      <style:text-properties fo:font-size="12pt" style:font-size-asian="12pt" style:font-size-complex="12pt"/>
    </style:style>
    <style:style style:name="P219" style:parent-style-name="Normal" style:family="paragraph">
      <style:text-properties fo:font-size="12pt" style:font-size-asian="12pt" style:font-size-complex="12pt"/>
    </style:style>
    <style:style style:name="P220" style:parent-style-name="Normal" style:family="paragraph">
      <style:text-properties fo:font-size="12pt" style:font-size-asian="12pt" style:font-size-complex="12pt"/>
    </style:style>
    <style:style style:name="P221" style:parent-style-name="Normal" style:family="paragraph">
      <style:text-properties fo:font-size="12pt" style:font-size-asian="12pt" style:font-size-complex="12pt"/>
    </style:style>
    <style:style style:name="P222" style:parent-style-name="Normal" style:family="paragraph">
      <style:text-properties fo:font-size="12pt" style:font-size-asian="12pt" style:font-size-complex="12pt"/>
    </style:style>
    <style:style style:name="P223" style:parent-style-name="Normal" style:family="paragraph">
      <style:text-properties fo:font-size="12pt" style:font-size-asian="12pt" style:font-size-complex="12pt"/>
    </style:style>
    <style:style style:name="P224" style:parent-style-name="Normal" style:family="paragraph">
      <style:text-properties fo:font-size="12pt" style:font-size-asian="12pt" style:font-size-complex="12pt"/>
    </style:style>
    <style:style style:name="P225" style:parent-style-name="Normal" style:family="paragraph">
      <style:text-properties fo:font-size="12pt" style:font-size-asian="12pt" style:font-size-complex="12pt"/>
    </style:style>
    <style:style style:name="P226" style:parent-style-name="Normal" style:family="paragraph">
      <style:text-properties fo:font-size="12pt" style:font-size-asian="12pt" style:font-size-complex="12pt"/>
    </style:style>
    <style:style style:name="P227" style:parent-style-name="Normal" style:family="paragraph">
      <style:text-properties fo:font-size="12pt" style:font-size-asian="12pt" style:font-size-complex="12pt"/>
    </style:style>
    <style:style style:name="P228" style:parent-style-name="Normal" style:family="paragraph">
      <style:text-properties fo:font-size="12pt" style:font-size-asian="12pt" style:font-size-complex="12pt"/>
    </style:style>
    <style:style style:name="P229" style:parent-style-name="Normal" style:family="paragraph">
      <style:text-properties fo:font-size="12pt" style:font-size-asian="12pt" style:font-size-complex="12pt"/>
    </style:style>
    <style:style style:name="P230" style:parent-style-name="Normal" style:family="paragraph">
      <style:text-properties fo:font-size="12pt" style:font-size-asian="12pt" style:font-size-complex="12pt"/>
    </style:style>
    <style:style style:name="P231" style:parent-style-name="Normal" style:family="paragraph">
      <style:text-properties fo:font-size="12pt" style:font-size-asian="12pt" style:font-size-complex="12pt"/>
    </style:style>
    <style:style style:name="P232" style:parent-style-name="Normal" style:family="paragraph">
      <style:text-properties fo:font-size="12pt" style:font-size-asian="12pt" style:font-size-complex="12pt"/>
    </style:style>
    <style:style style:name="P233" style:parent-style-name="Normal" style:family="paragraph">
      <style:text-properties fo:font-size="12pt" style:font-size-asian="12pt" style:font-size-complex="12pt"/>
    </style:style>
    <style:style style:name="P234" style:parent-style-name="Normal" style:family="paragraph">
      <style:text-properties fo:font-size="12pt" style:font-size-asian="12pt" style:font-size-complex="12pt"/>
    </style:style>
    <style:style style:name="P235" style:parent-style-name="Normal" style:family="paragraph">
      <style:text-properties fo:font-size="12pt" style:font-size-asian="12pt" style:font-size-complex="12pt"/>
    </style:style>
    <style:style style:name="P236" style:parent-style-name="Normal" style:family="paragraph">
      <style:text-properties fo:font-size="12pt" style:font-size-asian="12pt" style:font-size-complex="12pt"/>
    </style:style>
    <style:style style:name="P237" style:parent-style-name="Normal" style:family="paragraph">
      <style:text-properties fo:font-size="12pt" style:font-size-asian="12pt" style:font-size-complex="12pt"/>
    </style:style>
    <style:style style:name="P238" style:parent-style-name="Normal" style:family="paragraph">
      <style:text-properties fo:font-size="12pt" style:font-size-asian="12pt" style:font-size-complex="12pt"/>
    </style:style>
    <style:style style:name="P239" style:parent-style-name="Normal" style:family="paragraph">
      <style:text-properties fo:font-size="12pt" style:font-size-asian="12pt" style:font-size-complex="12pt"/>
    </style:style>
    <style:style style:name="P240" style:parent-style-name="Normal" style:family="paragraph">
      <style:text-properties fo:font-size="12pt" style:font-size-asian="12pt" style:font-size-complex="12pt"/>
    </style:style>
    <style:style style:name="P241" style:parent-style-name="Normal" style:family="paragraph">
      <style:text-properties fo:font-size="12pt" style:font-size-asian="12pt" style:font-size-complex="12pt"/>
    </style:style>
    <style:style style:name="P242" style:parent-style-name="Normal" style:family="paragraph">
      <style:text-properties fo:font-size="12pt" style:font-size-asian="12pt" style:font-size-complex="12pt"/>
    </style:style>
    <style:style style:name="P243" style:parent-style-name="Normal" style:family="paragraph">
      <style:text-properties fo:font-size="12pt" style:font-size-asian="12pt" style:font-size-complex="12pt"/>
    </style:style>
    <style:style style:name="P244" style:parent-style-name="Normal" style:family="paragraph">
      <style:text-properties fo:font-size="12pt" style:font-size-asian="12pt" style:font-size-complex="12pt"/>
    </style:style>
    <style:style style:name="P245" style:parent-style-name="Normal" style:family="paragraph">
      <style:text-properties fo:font-size="12pt" style:font-size-asian="12pt" style:font-size-complex="12pt"/>
    </style:style>
    <style:style style:name="P246" style:parent-style-name="Normal" style:family="paragraph">
      <style:text-properties fo:font-size="12pt" style:font-size-asian="12pt" style:font-size-complex="12pt"/>
    </style:style>
    <style:style style:name="P247" style:parent-style-name="Normal" style:family="paragraph">
      <style:text-properties fo:font-size="12pt" style:font-size-asian="12pt" style:font-size-complex="12pt"/>
    </style:style>
    <style:style style:name="P248" style:parent-style-name="Normal" style:family="paragraph">
      <style:text-properties fo:font-size="12pt" style:font-size-asian="12pt" style:font-size-complex="12pt"/>
    </style:style>
    <style:style style:name="P249" style:parent-style-name="Normal" style:family="paragraph">
      <style:text-properties fo:font-size="12pt" style:font-size-asian="12pt" style:font-size-complex="12pt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text-properties fo:font-size="12pt" style:font-size-asian="12pt" style:font-size-complex="12pt"/>
    </style:style>
    <style:style style:name="P252" style:parent-style-name="Normal" style:family="paragraph">
      <style:text-properties fo:font-size="12pt" style:font-size-asian="12pt" style:font-size-complex="12pt"/>
    </style:style>
    <style:style style:name="P253" style:parent-style-name="Normal" style:family="paragraph">
      <style:text-properties fo:font-size="12pt" style:font-size-asian="12pt" style:font-size-complex="12pt"/>
    </style:style>
    <style:style style:name="T2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/>
    </style:style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/>
    </style:style>
    <style:style style:name="T269" style:parent-style-name="DefaultParagraphFont" style:family="text">
      <style:text-properties fo:font-size="12pt" style:font-size-asian="12pt" style:font-size-complex="12pt"/>
    </style:style>
    <style:style style:name="P270" style:parent-style-name="Normal" style:family="paragraph">
      <style:text-properties fo:font-size="12pt" style:font-size-asian="12pt" style:font-size-complex="12pt"/>
    </style:style>
    <style:style style:name="P271" style:parent-style-name="Normal" style:family="paragraph">
      <style:text-properties fo:font-size="12pt" style:font-size-asian="12pt" style:font-size-complex="12pt"/>
    </style:style>
    <style:style style:name="P272" style:parent-style-name="Normal" style:family="paragraph">
      <style:text-properties fo:font-size="12pt" style:font-size-asian="12pt" style:font-size-complex="12pt"/>
    </style:style>
    <style:style style:name="P273" style:parent-style-name="Normal" style:family="paragraph">
      <style:text-properties fo:font-size="12pt" style:font-size-asian="12pt" style:font-size-complex="12pt"/>
    </style:style>
    <style:style style:name="P274" style:parent-style-name="Normal" style:family="paragraph">
      <style:text-properties fo:font-size="12pt" style:font-size-asian="12pt" style:font-size-complex="12pt"/>
    </style:style>
    <style:style style:name="P275" style:parent-style-name="Normal" style:family="paragraph">
      <style:text-properties fo:font-size="12pt" style:font-size-asian="12pt" style:font-size-complex="12pt"/>
    </style:style>
    <style:style style:name="P276" style:parent-style-name="Normal" style:family="paragraph">
      <style:text-properties fo:font-size="12pt" style:font-size-asian="12pt" style:font-size-complex="12pt"/>
    </style:style>
    <style:style style:name="P277" style:parent-style-name="Normal" style:family="paragraph">
      <style:text-properties fo:font-size="12pt" style:font-size-asian="12pt" style:font-size-complex="12pt"/>
    </style:style>
    <style:style style:name="P278" style:parent-style-name="Normal" style:family="paragraph">
      <style:text-properties fo:font-size="12pt" style:font-size-asian="12pt" style:font-size-complex="12pt"/>
    </style:style>
    <style:style style:name="P279" style:parent-style-name="Normal" style:family="paragraph">
      <style:text-properties fo:font-size="12pt" style:font-size-asian="12pt" style:font-size-complex="12pt"/>
    </style:style>
    <style:style style:name="P280" style:parent-style-name="Normal" style:family="paragraph">
      <style:text-properties fo:font-size="12pt" style:font-size-asian="12pt" style:font-size-complex="12pt"/>
    </style:style>
    <style:style style:name="P281" style:parent-style-name="Normal" style:family="paragraph">
      <style:text-properties fo:font-size="12pt" style:font-size-asian="12pt" style:font-size-complex="12pt"/>
    </style:style>
    <style:style style:name="P282" style:parent-style-name="Normal" style:family="paragraph">
      <style:text-properties fo:font-size="12pt" style:font-size-asian="12pt" style:font-size-complex="12pt"/>
    </style:style>
    <style:style style:name="P283" style:parent-style-name="Normal" style:family="paragraph">
      <style:text-properties fo:font-size="12pt" style:font-size-asian="12pt" style:font-size-complex="12pt"/>
    </style:style>
    <style:style style:name="P284" style:parent-style-name="Normal" style:family="paragraph">
      <style:text-properties fo:font-size="12pt" style:font-size-asian="12pt" style:font-size-complex="12pt"/>
    </style:style>
    <style:style style:name="P285" style:parent-style-name="Normal" style:family="paragraph">
      <style:text-properties fo:font-size="12pt" style:font-size-asian="12pt" style:font-size-complex="12pt"/>
    </style:style>
    <style:style style:name="P286" style:parent-style-name="Normal" style:family="paragraph">
      <style:text-properties fo:font-size="12pt" style:font-size-asian="12pt" style:font-size-complex="12pt"/>
    </style:style>
    <style:style style:name="P287" style:parent-style-name="Normal" style:family="paragraph">
      <style:text-properties fo:font-size="12pt" style:font-size-asian="12pt" style:font-size-complex="12pt"/>
    </style:style>
    <style:style style:name="P288" style:parent-style-name="Normal" style:family="paragraph">
      <style:text-properties fo:font-size="12pt" style:font-size-asian="12pt" style:font-size-complex="12pt"/>
    </style:style>
    <style:style style:name="P289" style:parent-style-name="Normal" style:family="paragraph">
      <style:text-properties fo:font-size="12pt" style:font-size-asian="12pt" style:font-size-complex="12pt"/>
    </style:style>
    <style:style style:name="P290" style:parent-style-name="Normal" style:family="paragraph">
      <style:text-properties fo:font-size="12pt" style:font-size-asian="12pt" style:font-size-complex="12pt"/>
    </style:style>
    <style:style style:name="P291" style:parent-style-name="Normal" style:family="paragraph">
      <style:text-properties fo:font-size="12pt" style:font-size-asian="12pt" style:font-size-complex="12pt"/>
    </style:style>
    <style:style style:name="P292" style:parent-style-name="Normal" style:family="paragraph">
      <style:text-properties fo:font-size="12pt" style:font-size-asian="12pt" style:font-size-complex="12pt"/>
    </style:style>
    <style:style style:name="P293" style:parent-style-name="Normal" style:family="paragraph">
      <style:text-properties fo:font-size="12pt" style:font-size-asian="12pt" style:font-size-complex="12pt"/>
    </style:style>
    <style:style style:name="P294" style:parent-style-name="Normal" style:family="paragraph">
      <style:text-properties fo:font-size="12pt" style:font-size-asian="12pt" style:font-size-complex="12pt"/>
    </style:style>
    <style:style style:name="P295" style:parent-style-name="Normal" style:family="paragraph">
      <style:text-properties fo:font-size="12pt" style:font-size-asian="12pt" style:font-size-complex="12pt"/>
    </style:style>
    <style:style style:name="P296" style:parent-style-name="Normal" style:family="paragraph">
      <style:text-properties fo:font-size="12pt" style:font-size-asian="12pt" style:font-size-complex="12pt"/>
    </style:style>
    <style:style style:name="P297" style:parent-style-name="Normal" style:family="paragraph">
      <style:text-properties fo:font-size="12pt" style:font-size-asian="12pt" style:font-size-complex="12pt"/>
    </style:style>
    <style:style style:name="P298" style:parent-style-name="Normal" style:family="paragraph">
      <style:text-properties fo:font-size="12pt" style:font-size-asian="12pt" style:font-size-complex="12pt"/>
    </style:style>
    <style:style style:name="P299" style:parent-style-name="Normal" style:family="paragraph">
      <style:text-properties fo:font-size="12pt" style:font-size-asian="12pt" style:font-size-complex="12pt"/>
    </style:style>
    <style:style style:name="P300" style:parent-style-name="Normal" style:family="paragraph">
      <style:text-properties fo:font-size="12pt" style:font-size-asian="12pt" style:font-size-complex="12pt"/>
    </style:style>
    <style:style style:name="P301" style:parent-style-name="Normal" style:family="paragraph">
      <style:text-properties fo:font-size="12pt" style:font-size-asian="12pt" style:font-size-complex="12pt"/>
    </style:style>
    <style:style style:name="P302" style:parent-style-name="Normal" style:family="paragraph">
      <style:text-properties fo:font-size="12pt" style:font-size-asian="12pt" style:font-size-complex="12pt"/>
    </style:style>
    <style:style style:name="P303" style:parent-style-name="Normal" style:family="paragraph">
      <style:text-properties fo:font-size="12pt" style:font-size-asian="12pt" style:font-size-complex="12pt"/>
    </style:style>
    <style:style style:name="P304" style:parent-style-name="Normal" style:family="paragraph">
      <style:text-properties fo:font-size="12pt" style:font-size-asian="12pt" style:font-size-complex="12pt"/>
    </style:style>
    <style:style style:name="P305" style:parent-style-name="Normal" style:family="paragraph">
      <style:text-properties fo:font-size="12pt" style:font-size-asian="12pt" style:font-size-complex="12pt"/>
    </style:style>
    <style:style style:name="P306" style:parent-style-name="Normal" style:family="paragraph">
      <style:text-properties fo:font-size="12pt" style:font-size-asian="12pt" style:font-size-complex="12pt"/>
    </style:style>
    <style:style style:name="P307" style:parent-style-name="Normal" style:family="paragraph">
      <style:text-properties fo:font-size="12pt" style:font-size-asian="12pt" style:font-size-complex="12pt"/>
    </style:style>
    <style:style style:name="P308" style:parent-style-name="Normal" style:family="paragraph">
      <style:text-properties fo:font-size="12pt" style:font-size-asian="12pt" style:font-size-complex="12pt"/>
    </style:style>
    <style:style style:name="P309" style:parent-style-name="Normal" style:family="paragraph">
      <style:text-properties fo:font-size="12pt" style:font-size-asian="12pt" style:font-size-complex="12pt"/>
    </style:style>
    <style:style style:name="P310" style:parent-style-name="Normal" style:family="paragraph">
      <style:text-properties fo:font-size="12pt" style:font-size-asian="12pt" style:font-size-complex="12pt"/>
    </style:style>
    <style:style style:name="P311" style:parent-style-name="Normal" style:family="paragraph">
      <style:text-properties fo:font-size="12pt" style:font-size-asian="12pt" style:font-size-complex="12pt"/>
    </style:style>
    <style:style style:name="P312" style:parent-style-name="Normal" style:family="paragraph">
      <style:text-properties fo:font-size="12pt" style:font-size-asian="12pt" style:font-size-complex="12pt"/>
    </style:style>
    <style:style style:name="P313" style:parent-style-name="Normal" style:family="paragraph">
      <style:text-properties fo:font-size="12pt" style:font-size-asian="12pt" style:font-size-complex="12pt"/>
    </style:style>
    <style:style style:name="P314" style:parent-style-name="Normal" style:family="paragraph">
      <style:text-properties fo:font-size="12pt" style:font-size-asian="12pt" style:font-size-complex="12pt"/>
    </style:style>
    <style:style style:name="P315" style:parent-style-name="Normal" style:family="paragraph">
      <style:text-properties fo:font-size="12pt" style:font-size-asian="12pt" style:font-size-complex="12pt"/>
    </style:style>
    <style:style style:name="P316" style:parent-style-name="Normal" style:family="paragraph">
      <style:text-properties fo:font-size="12pt" style:font-size-asian="12pt" style:font-size-complex="12pt"/>
    </style:style>
    <style:style style:name="P317" style:parent-style-name="Normal" style:family="paragraph">
      <style:text-properties fo:font-size="12pt" style:font-size-asian="12pt" style:font-size-complex="12pt"/>
    </style:style>
    <style:style style:name="P318" style:parent-style-name="Normal" style:family="paragraph">
      <style:text-properties fo:font-size="12pt" style:font-size-asian="12pt" style:font-size-complex="12pt"/>
    </style:style>
    <style:style style:name="P319" style:parent-style-name="Normal" style:family="paragraph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/>
    </style:style>
    <style:style style:name="P321" style:parent-style-name="Normal" style:family="paragraph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/>
    </style:style>
    <style:style style:name="P323" style:parent-style-name="Normal" style:family="paragraph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/>
    </style:style>
    <style:style style:name="P325" style:parent-style-name="Normal" style:family="paragraph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/>
    </style:style>
    <style:style style:name="P329" style:parent-style-name="Normal" style:family="paragraph">
      <style:text-properties fo:font-size="12pt" style:font-size-asian="12pt" style:font-size-complex="12pt"/>
    </style:style>
    <style:style style:name="P330" style:parent-style-name="Normal" style:family="paragraph">
      <style:text-properties fo:font-size="12pt" style:font-size-asian="12pt" style:font-size-complex="12pt"/>
    </style:style>
    <style:style style:name="P331" style:parent-style-name="Normal" style:family="paragraph">
      <style:text-properties fo:font-size="12pt" style:font-size-asian="12pt" style:font-size-complex="12pt"/>
    </style:style>
    <style:style style:name="P332" style:parent-style-name="Normal" style:family="paragraph">
      <style:text-properties fo:font-size="12pt" style:font-size-asian="12pt" style:font-size-complex="12pt"/>
    </style:style>
    <style:style style:name="P333" style:parent-style-name="Normal" style:family="paragraph">
      <style:text-properties fo:font-size="12pt" style:font-size-asian="12pt" style:font-size-complex="12pt"/>
    </style:style>
    <style:style style:name="P334" style:parent-style-name="Normal" style:family="paragraph">
      <style:text-properties fo:font-size="12pt" style:font-size-asian="12pt" style:font-size-complex="12pt"/>
    </style:style>
    <style:style style:name="P335" style:parent-style-name="Normal" style:family="paragraph">
      <style:text-properties fo:font-size="12pt" style:font-size-asian="12pt" style:font-size-complex="12pt"/>
    </style:style>
    <style:style style:name="P336" style:parent-style-name="Normal" style:family="paragraph">
      <style:text-properties fo:font-size="12pt" style:font-size-asian="12pt" style:font-size-complex="12pt"/>
    </style:style>
    <style:style style:name="P337" style:parent-style-name="Normal" style:family="paragraph">
      <style:text-properties fo:font-size="12pt" style:font-size-asian="12pt" style:font-size-complex="12pt"/>
    </style:style>
    <style:style style:name="P338" style:parent-style-name="Normal" style:family="paragraph">
      <style:text-properties fo:font-size="12pt" style:font-size-asian="12pt" style:font-size-complex="12pt"/>
    </style:style>
    <style:style style:name="P339" style:parent-style-name="Normal" style:family="paragraph">
      <style:text-properties fo:font-size="12pt" style:font-size-asian="12pt" style:font-size-complex="12pt"/>
    </style:style>
    <style:style style:name="P340" style:parent-style-name="Normal" style:family="paragraph">
      <style:text-properties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P343" style:parent-style-name="Normal" style:family="paragraph">
      <style:text-properties fo:font-size="12pt" style:font-size-asian="12pt" style:font-size-complex="12pt"/>
    </style:style>
    <style:style style:name="P344" style:parent-style-name="Normal" style:family="paragraph">
      <style:text-properties fo:font-size="12pt" style:font-size-asian="12pt" style:font-size-complex="12pt"/>
    </style:style>
    <style:style style:name="P345" style:parent-style-name="Normal" style:family="paragraph">
      <style:text-properties fo:font-size="12pt" style:font-size-asian="12pt" style:font-size-complex="12pt"/>
    </style:style>
    <style:style style:name="P34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0" style:parent-style-name="Normal" style:family="paragraph">
      <style:text-properties fo:font-size="12pt" style:font-size-asian="12pt" style:font-size-complex="12pt"/>
    </style:style>
    <style:style style:name="P3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3" style:parent-style-name="Normal" style:family="paragraph">
      <style:text-properties fo:font-size="12pt" style:font-size-asian="12pt" style:font-size-complex="12pt"/>
    </style:style>
    <style:style style:name="P3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Lab Assignment 3.3</text:p>
      <text:p text:style-name="P2">Task 1 :<text:s/></text:p>
      <text:p text:style-name="P3">Prompt1 : Write a python program for an electricity billing system that reads previous units and current units and type of customer it should calculate units consumed.<text:s/>It should<text:s/>implements logic directly in main program and the energy charges depend on number of units<text:s/><text:s/>consumed and customer type .</text:p>
      <text:p text:style-name="P4">Code1:</text:p>
      <text:p text:style-name="P5">def calculate_bill(previous_units: int, current_units: int, customer_type: str) -&gt; float:</text:p>
      <text:p text:style-name="P6">    units_consumed = current_units - previous_units</text:p>
      <text:p text:style-name="P7">    if units_consumed &lt; 0:</text:p>
      <text:p text:style-name="P8">        raise ValueError("Current units must be greater than or equal to previous units.")</text:p>
      <text:p text:style-name="P9"/>
      <text:p text:style-name="P10">    if customer_type.lower() == "residential":</text:p>
      <text:p text:style-name="P11">        if units_consumed &lt;= 100:</text:p>
      <text:p text:style-name="P12">            rate = 0.5</text:p>
      <text:p text:style-name="P13">        elif units_consumed &lt;= 300:</text:p>
      <text:p text:style-name="P14">            rate = 0.75</text:p>
      <text:p text:style-name="P15">        else:</text:p>
      <text:p text:style-name="P16">            rate = 1.0</text:p>
      <text:p text:style-name="P17">    elif customer_type.lower() == "commercial":</text:p>
      <text:p text:style-name="P18">        if units_consumed &lt;= 100:</text:p>
      <text:p text:style-name="P19">            rate = 0.75</text:p>
      <text:p text:style-name="P20">        elif units_consumed &lt;= 300:</text:p>
      <text:p text:style-name="P21">            rate = 1.0</text:p>
      <text:p text:style-name="P22">        else:</text:p>
      <text:p text:style-name="P23">            rate = 1.5</text:p>
      <text:p text:style-name="P24">    else:</text:p>
      <text:p text:style-name="P25">        raise ValueError("Invalid customer type. Must be 'residential' or 'commercial'.")</text:p>
      <text:p text:style-name="P26"/>
      <text:p text:style-name="P27">    return units_consumed * rate</text:p>
      <text:p text:style-name="P28">if __name__ == "__main__":</text:p>
      <text:p text:style-name="P29">    try:</text:p>
      <text:p text:style-name="P30">        previous_units = int(input("Enter previous meter reading: ").strip())</text:p>
      <text:p text:style-name="P31">        current_units = int(input("Enter current meter reading: ").strip())</text:p>
      <text:p text:style-name="P32">        customer_type = input("Enter customer type (residential/commercial): ").strip()</text:p>
      <text:p text:style-name="P33">       <text:s/></text:p>
      <text:p text:style-name="P34">        bill_amount = calculate_bill(previous_units, current_units, customer_type)</text:p>
      <text:p text:style-name="P35">        print(f"Total bill amount: ${bill_amount:.2f}")</text:p>
      <text:p text:style-name="P36">    except ValueError as e:</text:p>
      <text:p text:style-name="P37">        print(f"Error: {e}")</text:p>
      <text:p text:style-name="P38">        raise SystemExit(1)</text:p>
      <text:p text:style-name="P39">output:</text:p>
      <text:p text:style-name="P40">Enter previous meter reading: 5000</text:p>
      <text:p text:style-name="P41">Enter current meter reading: 6500</text:p>
      <text:p text:style-name="P42">Enter customer type (residential/commercial): residential</text:p>
      <text:p text:style-name="P43">Total bill amount: $1500.00</text:p>
      <text:p text:style-name="P44">Task 2:</text:p>
      <text:p text:style-name="Normal"><text:span text:style-name="T45">Prompt2:</text:span><text:span text:style-name="T46"><text:s/></text:span><text:span text:style-name="T47">In above code  energy charges depend on number of units consumed and customer type .now it should calculate energy charge on domestic commerc</text:span><text:span text:style-name="T48">ial</text:span><text:span text:style-name="T49"><text:s/>industrial consumers</text:span></text:p>
      <text:p text:style-name="Normal"><text:span text:style-name="T50">Code:</text:span></text:p>
      <text:p text:style-name="P51">def calculate_bill(previous_units: int, current_units: int, customer_type: str) -&gt; float:</text:p>
      <text:p text:style-name="P52">    units_consumed = current_units - previous_units</text:p>
      <text:p text:style-name="P53">    if units_consumed &lt; 0:</text:p>
      <text:p text:style-name="P54">        raise ValueError("Current units must be greater than or equal to previous units.")</text:p>
      <text:p text:style-name="P55"/>
      <text:p text:style-name="P56">    if customer_type.lower() == "residential":</text:p>
      <text:p text:style-name="P57">        if units_consumed &lt;= 100:</text:p>
      <text:p text:style-name="P58">            rate = 0.5</text:p>
      <text:p text:style-name="P59">        elif units_consumed &lt;= 300:</text:p>
      <text:p text:style-name="P60">            rate = 0.75</text:p>
      <text:p text:style-name="P61">        else:</text:p>
      <text:p text:style-name="P62">            rate = 1.0</text:p>
      <text:p text:style-name="P63">    elif customer_type.lower() == "commercial":</text:p>
      <text:p text:style-name="P64">        if units_consumed &lt;= 100:</text:p>
      <text:p text:style-name="P65">            rate = 0.75</text:p>
      <text:p text:style-name="P66">        elif units_consumed &lt;= 300:</text:p>
      <text:p text:style-name="P67">            rate = 1.0</text:p>
      <text:p text:style-name="P68">        else:</text:p>
      <text:p text:style-name="P69">            rate = 1.5</text:p>
      <text:p text:style-name="P70">    elif customer_type.lower() == "industrial":</text:p>
      <text:p text:style-name="P71">        if units_consumed &lt;= 100:</text:p>
      <text:p text:style-name="P72">            rate = 1.0</text:p>
      <text:p text:style-name="P73">        elif units_consumed &lt;= 300:</text:p>
      <text:p text:style-name="P74">            rate = 1.5</text:p>
      <text:p text:style-name="P75">        else:</text:p>
      <text:p text:style-name="P76">            rate = 2.0</text:p>
      <text:p text:style-name="P77">    else:</text:p>
      <text:p text:style-name="P78">        raise ValueError("Invalid customer type. Must be 'residential', 'commercial', or 'industrial'.")</text:p>
      <text:p text:style-name="P79"/>
      <text:p text:style-name="P80">    return units_consumed * rate</text:p>
      <text:p text:style-name="P81">if __name__ == "__main__":</text:p>
      <text:p text:style-name="P82">    try:</text:p>
      <text:p text:style-name="P83">        previous_units = int(input("Enter previous meter reading: ").strip())</text:p>
      <text:p text:style-name="P84">        current_units = int(input("Enter current meter reading: ").strip())</text:p>
      <text:p text:style-name="P85">        customer_type = input("Enter customer type (residential/commercial/industrial): ").strip()</text:p>
      <text:p text:style-name="P86">       <text:s/></text:p>
      <text:p text:style-name="P87">        bill_amount = calculate_bill(previous_units, current_units, customer_type)</text:p>
      <text:p text:style-name="P88">        print(f"Total bill amount: ${bill_amount:.2f}")</text:p>
      <text:p text:style-name="P89">    except ValueError as e:</text:p>
      <text:p text:style-name="P90">        print(f"Error: {e}")</text:p>
      <text:p text:style-name="P91">        raise SystemExit(1)</text:p>
      <text:p text:style-name="P92">output:</text:p>
      <text:p text:style-name="P93">Enter previous meter reading: 5000</text:p>
      <text:p text:style-name="P94">Enter current meter reading: 6500</text:p>
      <text:p text:style-name="P95">Enter customer type (residential/commercial/industrial): commercial</text:p>
      <text:p text:style-name="P96">Total bill amount: $2250.00</text:p>
      <text:p text:style-name="P97">Task 3:</text:p>
      <text:p text:style-name="Normal"><text:span text:style-name="T98">Prompt3:</text:span><text:span text:style-name="T99"><text:s/></text:span><text:span text:style-name="T100">In above code billing logic must be reusable for mu</text:span><text:span text:style-name="T101">ltiple</text:span><text:span text:style-name="T102"><text:s/>con</text:span><text:span text:style-name="T103">sum</text:span><text:span text:style-name="T104">ers it should use defined functions to calculate energy charges,</text:span><text:span text:style-name="T105"><text:s/></text:span><text:span text:style-name="T106">fixed charges and it return calculated value</text:span><text:span text:style-name="T107">.</text:span></text:p>
      <text:p text:style-name="P108">Code :</text:p>
      <text:p text:style-name="P109">def calculate_energy_charges(units_consumed: int, customer_type: str) -&gt; float:</text:p>
      <text:p text:style-name="P110">    if customer_type.lower() == "residential":</text:p>
      <text:p text:style-name="P111">        if units_consumed &lt;= 100:</text:p>
      <text:p text:style-name="P112">            rate = 0.5</text:p>
      <text:p text:style-name="P113">        elif units_consumed &lt;= 300:</text:p>
      <text:p text:style-name="P114">            rate = 0.75</text:p>
      <text:p text:style-name="P115">        else:</text:p>
      <text:p text:style-name="P116">            rate = 1.0</text:p>
      <text:p text:style-name="P117">    elif customer_type.lower() == "commercial":</text:p>
      <text:p text:style-name="P118">        if units_consumed &lt;= 100:</text:p>
      <text:p text:style-name="P119">            rate = 0.75</text:p>
      <text:p text:style-name="P120">        elif units_consumed &lt;= 300:</text:p>
      <text:p text:style-name="P121">            rate = 1.0</text:p>
      <text:p text:style-name="P122">        else:</text:p>
      <text:p text:style-name="P123">            rate = 1.5</text:p>
      <text:p text:style-name="P124">    elif customer_type.lower() == "industrial":</text:p>
      <text:p text:style-name="P125">        if units_consumed &lt;= 100:</text:p>
      <text:p text:style-name="P126">            rate = 1.0</text:p>
      <text:p text:style-name="P127">        elif units_consumed &lt;= 300:</text:p>
      <text:p text:style-name="P128">            rate = 1.5</text:p>
      <text:p text:style-name="P129">        else:</text:p>
      <text:p text:style-name="P130">            rate = 2.0</text:p>
      <text:p text:style-name="P131">    else:</text:p>
      <text:p text:style-name="P132">        raise ValueError("Invalid customer type. Must be 'residential', 'commercial', or 'industrial'.")</text:p>
      <text:p text:style-name="P133"/>
      <text:p text:style-name="P134">    return units_consumed * rate</text:p>
      <text:p text:style-name="P135">def calculate_fixed_charges(customer_type: str) -&gt; float:</text:p>
      <text:p text:style-name="P136">    if customer_type.lower() == "residential":</text:p>
      <text:p text:style-name="P137">        return 50.0</text:p>
      <text:p text:style-name="P138">    elif customer_type.lower() == "commercial":</text:p>
      <text:p text:style-name="P139">        return 100.0</text:p>
      <text:p text:style-name="P140">    elif customer_type.lower() == "industrial":</text:p>
      <text:p text:style-name="P141">        return 150.0</text:p>
      <text:p text:style-name="P142">    else:</text:p>
      <text:p text:style-name="P143">        raise ValueError("Invalid customer type. Must be 'residential', 'commercial', or 'industrial'.")</text:p>
      <text:p text:style-name="P144">def calculate_bill(previous_units: int, current_units: int, customer_type: str) -&gt; float:</text:p>
      <text:p text:style-name="P145">    units_consumed = current_units - previous_units</text:p>
      <text:p text:style-name="P146">    if units_consumed &lt; 0:</text:p>
      <text:p text:style-name="P147">        raise ValueError("Current units must be greater than or equal to previous units.")</text:p>
      <text:p text:style-name="P148"/>
      <text:p text:style-name="P149">    energy_charges = calculate_energy_charges(units_consumed, customer_type)</text:p>
      <text:p text:style-name="P150">    fixed_charges = calculate_fixed_charges(customer_type)</text:p>
      <text:p text:style-name="P151"/>
      <text:p text:style-name="P152">    return energy_charges + fixed_charges</text:p>
      <text:p text:style-name="P153">if __name__ == "__main__":</text:p>
      <text:p text:style-name="P154">    try:</text:p>
      <text:p text:style-name="P155">        previous_units = int(input("Enter previous meter reading: ").strip())</text:p>
      <text:p text:style-name="P156">        current_units = int(input("Enter current meter reading: ").strip())</text:p>
      <text:p text:style-name="P157">        customer_type = input("Enter customer type (residential/commercial/industrial): ").strip()</text:p>
      <text:p text:style-name="P158">       <text:s/></text:p>
      <text:p text:style-name="P159">        bill_amount = calculate_bill(previous_units, current_units, customer_type)</text:p>
      <text:p text:style-name="P160">        print(f"Total bill amount: ${bill_amount:.2f}")</text:p>
      <text:p text:style-name="P161">    except ValueError as e:</text:p>
      <text:p text:style-name="P162">        print(f"Error: {e}")</text:p>
      <text:p text:style-name="P163">        raise SystemExit(1)</text:p>
      <text:p text:style-name="Normal"><text:span text:style-name="T164">output:</text:span><text:s/><text:span text:style-name="T165">Enter previous meter reading: 5000</text:span></text:p>
      <text:p text:style-name="P166">Enter current meter reading: 6500</text:p>
      <text:p text:style-name="P167">Enter customer type (residential/commercial/industrial): residential</text:p>
      <text:p text:style-name="P168">Total bill amount: $1550.00</text:p>
      <text:p text:style-name="P169">Task 4:</text:p>
      <text:p text:style-name="Normal"><text:span text:style-name="T170">Prompt:</text:span><text:span text:style-name="T171"><text:s/></text:span><text:span text:style-name="T172"># In above code it should include mu</text:span><text:span text:style-name="T173">ltiple</text:span><text:span text:style-name="T174"><text:s/>additional charges liked fixedcharge</text:span><text:span text:style-name="T175"><text:s/></text:span><text:span text:style-name="T176">,</text:span><text:span text:style-name="T177"><text:s/></text:span><text:span text:style-name="T178">customercharge</text:span><text:span text:style-name="T179"><text:s/></text:span><text:span text:style-name="T180">,</text:span><text:span text:style-name="T181"><text:s/></text:span><text:span text:style-name="T182">electrictyduty.</text:span></text:p>
      <text:p text:style-name="P183">Code:</text:p>
      <text:p text:style-name="P184">def calculate_energy_charges(units_consumed: int, customer_type: str) -&gt; float:</text:p>
      <text:p text:style-name="P185">    if customer_type.lower() == "residential":</text:p>
      <text:p text:style-name="P186">        if units_consumed &lt;= 100:</text:p>
      <text:p text:style-name="P187">            rate = 0.5</text:p>
      <text:p text:style-name="P188">        elif units_consumed &lt;= 300:</text:p>
      <text:p text:style-name="P189">            rate = 0.75</text:p>
      <text:p text:style-name="P190">        else:</text:p>
      <text:p text:style-name="P191">            rate = 1.0</text:p>
      <text:p text:style-name="P192">    elif customer_type.lower() == "commercial":</text:p>
      <text:p text:style-name="P193">        if units_consumed &lt;= 100:</text:p>
      <text:p text:style-name="P194">            rate = 0.75</text:p>
      <text:p text:style-name="P195">        elif units_consumed &lt;= 300:</text:p>
      <text:p text:style-name="P196">            rate = 1.0</text:p>
      <text:p text:style-name="P197">        else:</text:p>
      <text:p text:style-name="P198">            rate = 1.5</text:p>
      <text:p text:style-name="P199">    elif customer_type.lower() == "industrial":</text:p>
      <text:p text:style-name="P200">        if units_consumed &lt;= 100:</text:p>
      <text:p text:style-name="P201">            rate = 1.0</text:p>
      <text:p text:style-name="P202">        elif units_consumed &lt;= 300:</text:p>
      <text:p text:style-name="P203">            rate = 1.5</text:p>
      <text:p text:style-name="P204">        else:</text:p>
      <text:p text:style-name="P205">            rate = 2.0</text:p>
      <text:p text:style-name="P206">    else:</text:p>
      <text:p text:style-name="P207">        raise ValueError("Invalid customer type. Must be 'residential', 'commercial', or 'industrial'.")</text:p>
      <text:p text:style-name="P208"/>
      <text:p text:style-name="P209">    return units_consumed * rate</text:p>
      <text:p text:style-name="P210">def calculate_fixed_charges(customer_type: str) -&gt; float:</text:p>
      <text:p text:style-name="P211">    if customer_type.lower() == "residential":</text:p>
      <text:p text:style-name="P212">        return 50.0</text:p>
      <text:p text:style-name="P213">    elif customer_type.lower() == "commercial":</text:p>
      <text:p text:style-name="P214">        return 100.0</text:p>
      <text:p text:style-name="P215">    elif customer_type.lower() == "industrial":</text:p>
      <text:p text:style-name="P216">        return 150.0</text:p>
      <text:p text:style-name="P217">    else:</text:p>
      <text:p text:style-name="P218">        raise ValueError("Invalid customer type. Must be 'residential', 'commercial', or 'industrial'.")</text:p>
      <text:p text:style-name="P219">def calculate_customer_charge(customer_type: str) -&gt; float:</text:p>
      <text:p text:style-name="P220">    if customer_type.lower() == "residential":</text:p>
      <text:p text:style-name="P221">        return 20.0</text:p>
      <text:p text:style-name="P222">    elif customer_type.lower() == "commercial":</text:p>
      <text:p text:style-name="P223">        return 40.0</text:p>
      <text:p text:style-name="P224">    elif customer_type.lower() == "industrial":</text:p>
      <text:p text:style-name="P225">        return 60.0</text:p>
      <text:p text:style-name="P226">    else:</text:p>
      <text:p text:style-name="P227">        raise ValueError("Invalid customer type. Must be 'residential', 'commercial', or 'industrial'.")</text:p>
      <text:p text:style-name="P228">def calculate_electricity_duty(bill_amount: float) -&gt; float:</text:p>
      <text:p text:style-name="P229">    return bill_amount * 0.05  # 5% electricity duty</text:p>
      <text:p text:style-name="P230">def calculate_bill(previous_units: int, current_units: int, customer_type: str) -&gt; float:</text:p>
      <text:p text:style-name="P231">    units_consumed = current_units - previous_units</text:p>
      <text:p text:style-name="P232">    if units_consumed &lt; 0:</text:p>
      <text:p text:style-name="P233">        raise ValueError("Current units must be greater than or equal to previous units.")</text:p>
      <text:p text:style-name="P234"/>
      <text:p text:style-name="P235">    energy_charges = calculate_energy_charges(units_consumed, customer_type)</text:p>
      <text:p text:style-name="P236">    fixed_charges = calculate_fixed_charges(customer_type)</text:p>
      <text:p text:style-name="P237">    customer_charge = calculate_customer_charge(customer_type)</text:p>
      <text:p text:style-name="P238"/>
      <text:p text:style-name="P239">    subtotal = energy_charges + fixed_charges + customer_charge</text:p>
      <text:p text:style-name="P240">    electricity_duty = calculate_electricity_duty(subtotal)</text:p>
      <text:p text:style-name="P241"/>
      <text:p text:style-name="P242">    return subtotal + electricity_duty</text:p>
      <text:p text:style-name="P243">if __name__ == "__main__":</text:p>
      <text:p text:style-name="P244">    try:</text:p>
      <text:p text:style-name="P245">        previous_units = int(input("Enter previous meter reading: ").strip())</text:p>
      <text:p text:style-name="P246">        current_units = int(input("Enter current meter reading: ").strip())</text:p>
      <text:p text:style-name="P247">        customer_type = input("Enter customer type (residential/commercial/industrial): ").strip()</text:p>
      <text:p text:style-name="P248">       <text:s/></text:p>
      <text:p text:style-name="P249">        bill_amount = calculate_bill(previous_units, current_units, customer_type)</text:p>
      <text:p text:style-name="P250">        print(f"Total bill amount: ${bill_amount:.2f}")</text:p>
      <text:p text:style-name="P251">    except ValueError as e:</text:p>
      <text:p text:style-name="P252">        print(f"Error: {e}")</text:p>
      <text:p text:style-name="P253">        raise SystemExit(1)</text:p>
      <text:p text:style-name="Normal"><text:span text:style-name="T254">output:</text:span><text:s/><text:span text:style-name="T255">Enter previous meter reading: 5000</text:span></text:p>
      <text:p text:style-name="P256">Enter current meter reading: 6500</text:p>
      <text:p text:style-name="P257">Enter customer type (residential/commercial/industrial): residential</text:p>
      <text:p text:style-name="P258">Total bill amount: $1648.50</text:p>
      <text:p text:style-name="P259">Task 5:</text:p>
      <text:p text:style-name="Normal"><text:span text:style-name="T260">Prompt:</text:span><text:span text:style-name="T261"><text:s/></text:span><text:span text:style-name="T262">#In above code it should print energy charges , fixed charges , customer charge</text:span><text:span text:style-name="T263"><text:s/></text:span><text:span text:style-name="T264">,electric</text:span><text:span text:style-name="T265">i</text:span><text:span text:style-name="T266">ty duty ,total bill amount.</text:span></text:p>
      <text:p text:style-name="Normal"><text:span text:style-name="T267">Code:</text:span><text:span text:style-name="T268"><text:s/></text:span><text:span text:style-name="T269">def calculate_energy_charges(units_consumed: int, customer_type: str) -&gt; float:</text:span></text:p>
      <text:p text:style-name="P270">    if customer_type.lower() == "residential":</text:p>
      <text:p text:style-name="P271">        if units_consumed &lt;= 100:</text:p>
      <text:p text:style-name="P272">            rate = 0.5</text:p>
      <text:p text:style-name="P273">        elif units_consumed &lt;= 300:</text:p>
      <text:p text:style-name="P274">            rate = 0.75</text:p>
      <text:p text:style-name="P275">        else:</text:p>
      <text:p text:style-name="P276">            rate = 1.0</text:p>
      <text:p text:style-name="P277">    elif customer_type.lower() == "commercial":</text:p>
      <text:p text:style-name="P278">        if units_consumed &lt;= 100:</text:p>
      <text:p text:style-name="P279">            rate = 0.75</text:p>
      <text:p text:style-name="P280">        elif units_consumed &lt;= 300:</text:p>
      <text:p text:style-name="P281">            rate = 1.0</text:p>
      <text:p text:style-name="P282">        else:</text:p>
      <text:p text:style-name="P283">            rate = 1.5</text:p>
      <text:p text:style-name="P284">    elif customer_type.lower() == "industrial":</text:p>
      <text:p text:style-name="P285">        if units_consumed &lt;= 100:</text:p>
      <text:p text:style-name="P286">            rate = 1.0</text:p>
      <text:p text:style-name="P287">        elif units_consumed &lt;= 300:</text:p>
      <text:p text:style-name="P288">            rate = 1.5</text:p>
      <text:p text:style-name="P289">        else:</text:p>
      <text:p text:style-name="P290">            rate = 2.0</text:p>
      <text:p text:style-name="P291">    else:</text:p>
      <text:p text:style-name="P292">        raise ValueError("Invalid customer type. Must be 'residential', 'commercial', or 'industrial'.")</text:p>
      <text:p text:style-name="P293"/>
      <text:p text:style-name="P294">    return units_consumed * rate</text:p>
      <text:p text:style-name="P295">def calculate_fixed_charges(customer_type: str) -&gt; float:</text:p>
      <text:p text:style-name="P296">    if customer_type.lower() == "residential":</text:p>
      <text:p text:style-name="P297">        return 50.0</text:p>
      <text:p text:style-name="P298">    elif customer_type.lower() == "commercial":</text:p>
      <text:p text:style-name="P299">        return 100.0</text:p>
      <text:p text:style-name="P300">    elif customer_type.lower() == "industrial":</text:p>
      <text:p text:style-name="P301">        return 150.0</text:p>
      <text:p text:style-name="P302">    else:</text:p>
      <text:p text:style-name="P303">        raise ValueError("Invalid customer type. Must be 'residential', 'commercial', or 'industrial'.")</text:p>
      <text:p text:style-name="P304">def calculate_customer_charge(customer_type: str) -&gt; float:</text:p>
      <text:p text:style-name="P305">    if customer_type.lower() == "residential":</text:p>
      <text:p text:style-name="P306">        return 20.0</text:p>
      <text:p text:style-name="P307">    elif customer_type.lower() == "commercial":</text:p>
      <text:p text:style-name="P308">        return 40.0</text:p>
      <text:p text:style-name="P309">    elif customer_type.lower() == "industrial":</text:p>
      <text:p text:style-name="P310">        return 60.0</text:p>
      <text:p text:style-name="P311">    else:</text:p>
      <text:p text:style-name="P312">        raise ValueError("Invalid customer type. Must be 'residential', 'commercial', or 'industrial'.")</text:p>
      <text:p text:style-name="P313">def calculate_electricity_duty(bill_amount: float) -&gt; float:</text:p>
      <text:p text:style-name="P314">    return bill_amount * 0.05  # 5% electricity duty</text:p>
      <text:p text:style-name="P315">def calculate_bill(previous_units: int, current_units: int, customer_type: str) -&gt; float:</text:p>
      <text:p text:style-name="P316">    units_consumed = current_units - previous_units</text:p>
      <text:p text:style-name="P317">    if units_consumed &lt; 0:</text:p>
      <text:p text:style-name="P318">        raise ValueError("Current units must be greater than or equal to previous units.")</text:p>
      <text:p text:style-name="P319"/>
      <text:p text:style-name="P320">    energy_charges = calculate_energy_charges(units_consumed, customer_type)</text:p>
      <text:p text:style-name="P321">    fixed_charges = calculate_fixed_charges(customer_type)</text:p>
      <text:p text:style-name="P322">    customer_charge = calculate_customer_charge(customer_type)</text:p>
      <text:p text:style-name="P323"/>
      <text:p text:style-name="P324">    subtotal = energy_charges + fixed_charges + customer_charge</text:p>
      <text:p text:style-name="P325">    electricity_duty = calculate_electricity_duty(subtotal)</text:p>
      <text:p text:style-name="P326"/>
      <text:p text:style-name="P327">    total_bill = subtotal + electricity_duty</text:p>
      <text:p text:style-name="P328"/>
      <text:p text:style-name="P329">    return energy_charges, fixed_charges, customer_charge, electricity_duty, total_bill</text:p>
      <text:p text:style-name="P330">if __name__ == "__main__":</text:p>
      <text:p text:style-name="P331">    try:</text:p>
      <text:p text:style-name="P332">        previous_units = int(input("Enter previous meter reading: ").strip())</text:p>
      <text:p text:style-name="P333">        current_units = int(input("Enter current meter reading: ").strip())</text:p>
      <text:p text:style-name="P334">        customer_type = input("Enter customer type (residential/commercial/industrial): ").strip()</text:p>
      <text:p text:style-name="P335">       <text:s/></text:p>
      <text:p text:style-name="P336">        energy_charges, fixed_charges, customer_charge, electricity_duty, total_bill = calculate_bill(previous_units, current_units, customer_type)</text:p>
      <text:p text:style-name="P337">       <text:s/></text:p>
      <text:p text:style-name="P338">        print(f"Energy Charges: ${energy_charges:.2f}")</text:p>
      <text:p text:style-name="P339">        print(f"Fixed Charges: ${fixed_charges:.2f}")</text:p>
      <text:p text:style-name="P340">        print(f"Customer Charge: ${customer_charge:.2f}")</text:p>
      <text:p text:style-name="P341">        print(f"Electricity Duty: ${electricity_duty:.2f}")</text:p>
      <text:p text:style-name="P342">        print(f"Total Bill Amount: ${total_bill:.2f}")</text:p>
      <text:p text:style-name="P343">    except ValueError as e:</text:p>
      <text:p text:style-name="P344">        print(f"Error: {e}")</text:p>
      <text:p text:style-name="P345">        raise SystemExit(1)</text:p>
      <text:p text:style-name="P346">output:</text:p>
      <text:p text:style-name="P347">   <text:s/></text:p>
      <text:p text:style-name="P348">Enter previous meter reading: 5000</text:p>
      <text:p text:style-name="P349">Enter current meter reading: 6000</text:p>
      <text:p text:style-name="P350">Enter customer type (residential/commercial/industrial): residential</text:p>
      <text:p text:style-name="P351">Energy Charges: $1000.00</text:p>
      <text:p text:style-name="P352">Fixed Charges: $50.00</text:p>
      <text:p text:style-name="P353">Customer Charge: $20.00</text:p>
      <text:p text:style-name="P354">Electricity Duty: $53.50</text:p>
      <text:p text:style-name="P355">Total Bill Amount: $1123.50</text:p>
      <text:p text:style-name="P356"/>
      <text:p text:style-name="P357">   <text:s/></text:p>
      <text:p text:style-name="P358"/>
      <text:p text:style-name="P359"/>
      <text:p text:style-name="P360"/>
      <text:p text:style-name="P361"/>
      <text:p text:style-name="P362"/>
      <text:p text:style-name="P363">   <text:s/></text:p>
      <text:p text:style-name="P364"/>
      <text:p text:style-name="P365"/>
      <text:p text:style-name="P366"/>
      <text:p text:style-name="P367"/>
      <text:p text:style-name="P3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hil yamsani</meta:initial-creator>
    <dc:creator>nikhil yamsani</dc:creator>
    <meta:creation-date>2026-01-16T09:28:00Z</meta:creation-date>
    <dc:date>2026-01-16T09:28:00Z</dc:date>
    <meta:template xlink:href="Normal.dotm" xlink:type="simple"/>
    <meta:editing-cycles>1</meta:editing-cycles>
    <meta:editing-duration>PT3840S</meta:editing-duration>
    <meta:document-statistic meta:page-count="1" meta:paragraph-count="26" meta:word-count="1954" meta:character-count="13068" meta:row-count="92" meta:non-whitespace-character-count="11140"/>
  </office:meta>
</office:document-meta>
</file>